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SystemConfigBuilder.setPassiveMode( FileSystemOptions opts , boolean passive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setDefaultDateFormat( FileSystemOptions opts , String default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setDataTimeout( FileSystemOptions opts , Integer data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PassiveMode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setRecentDateFormat( FileSystemOptions opts , String recent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FtpFileSystem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tpFileSystemConfigBuilder.getDefaultDateForma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DataTimeou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setShortMonthNames( FileSystemOptions opts , String [ ] shortMonth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FileSystemConfigBuilder.setEntryParserFactory( FileSystemOptions opts , FTPFileEntryPars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ServerTimeZoneId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RecentDateForma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setUserDirIsRoot( FileSystemOptions opts , boolean userDirIs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setServerTimeZoneId( FileSystemOptions opts , String serverTimeZon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EntryParser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UserDirIsRoo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setServerLanguageCode( FileSystemOptions opts , String serverLanguag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setEntryParser( FileSystemOptions opts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ShortMonthNames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EntryParserFactory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ServerLanguageCode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ConfigBuild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